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194a4" officeooo:paragraph-rsid="001194a4"/>
    </style:style>
    <style:style style:name="P2" style:family="paragraph" style:parent-style-name="Heading_20_1">
      <style:text-properties style:text-underline-style="solid" style:text-underline-width="auto" style:text-underline-color="font-color"/>
    </style:style>
    <style:style style:name="P3" style:family="paragraph" style:parent-style-name="Heading_20_2"/>
    <style:style style:name="P4" style:family="paragraph" style:parent-style-name="Text_20_body">
      <style:text-properties officeooo:rsid="001194a4" officeooo:paragraph-rsid="0012b524"/>
    </style:style>
    <style:style style:name="P5" style:family="paragraph" style:parent-style-name="Text_20_body">
      <style:text-properties style:text-underline-style="none" officeooo:rsid="00138250" officeooo:paragraph-rsid="00138250"/>
    </style:style>
    <style:style style:name="T1" style:family="text">
      <style:text-properties officeooo:rsid="001382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Segundo</text:span>: <text:span text:style-name="T1">Aprobado</text:span></text:h>
      <text:p text:style-name="P5">Inicio<text:line-break/><text:tab/>Preguntar nota<text:line-break/><text:tab/>Si nota&lt;0 o nota&gt;10<text:line-break/><text:tab/><text:tab/>Mostrar mensaje “La nota introducida no es válida”.<text:line-break/><text:tab/>Caso contrario<text:line-break/><text:tab/><text:tab/>Si nota&lt;5<text:line-break/><text:tab/><text:tab/><text:tab/>Mostrar mensaje “Usted ha suspendido”.<text:line-break/><text:tab/><text:tab/>Caso contrario<text:line-break/><text:tab/><text:tab/><text:tab/>Mostrar mensaje “Usted ha aprobado”.<text:line-break/><text:tab/><text:tab/>Fin_si<text:line-break/><text:tab/>Fin_si<text:line-break/>Fin</text:p>
      <text:p text:style-name="P4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Heading_20_2" text:outline-level="2">Tema 1: Desarrollo de Software.<text:tab/><text:tab/>Boletín 1: Pseudocódigo I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1:56:58.787000000</meta:creation-date>
    <dc:date>2022-09-29T12:16:27.574000000</dc:date>
    <meta:editing-duration>PT3M45S</meta:editing-duration>
    <meta:editing-cycles>2</meta:editing-cycles>
    <meta:generator>LibreOffice/7.3.6.2$Windows_X86_64 LibreOffice_project/c28ca90fd6e1a19e189fc16c05f8f8924961e12e</meta:generator>
    <meta:document-statistic meta:table-count="0" meta:image-count="0" meta:object-count="0" meta:page-count="1" meta:paragraph-count="3" meta:word-count="45" meta:character-count="320" meta:non-whitespace-character-count="259"/>
  </office:meta>
</office:document-meta>
</file>